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width="5.022cm" style:rel-width="54%" svg:height="0.501cm" draw:z-index="2"><draw:text-box fo:min-height="25%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56:46.798636869</dc:date>
    <meta:editing-duration>P1DT16H21M9S</meta:editing-duration>
    <meta:editing-cycles>446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